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fo:background-color="#00a933" fo:border="0.06pt solid #0000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b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 table:number-rows-repeated="9">
          <table:table-cell table:number-columns-repeated="18"/>
        </table:table-row>
        <table:table-row table:style-name="ro1"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style-name="ce1" office:value-type="float" office:value="1.00784" calcext:value-type="float">
            <text:p>1.00784</text:p>
          </table:table-cell>
          <table:table-cell table:style-name="ce1" office:value-type="float" office:value="15.999" calcext:value-type="float">
            <text:p>15.9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eight</text:p>
          </table:table-cell>
          <table:table-cell/>
          <table:table-cell office:value-type="float" office:value="0.111894" calcext:value-type="float">
            <text:p>0.111894</text:p>
          </table:table-cell>
          <table:table-cell office:value-type="float" office:value="0.888106" calcext:value-type="float">
            <text:p>0.8881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lar mass*weight</text:p>
          </table:table-cell>
          <table:table-cell/>
          <table:table-cell table:formula="of:=[.C12]*[.C15]" office:value-type="float" office:value="11.1894" calcext:value-type="float">
            <text:p>11.1894</text:p>
          </table:table-cell>
          <table:table-cell table:formula="of:=[.D12]*[.D15]" office:value-type="float" office:value="88.8106" calcext:value-type="float">
            <text:p>88.81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_a</text:p>
          </table:table-cell>
          <table:table-cell/>
          <table:table-cell table:number-columns-repeated="2" table:style-name="ce2" office:value-type="float" office:value="6.02214E+023" calcext:value-type="float">
            <text:p>6.02E+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_m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it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ms/tissuemolecule</text:p>
          </table:table-cell>
          <table:table-cell/>
          <table:table-cell table:formula="of:=[.C13]/[.C11]" office:value-type="float" office:value="11.1023575170662" calcext:value-type="float">
            <text:p>11.1023575170662</text:p>
          </table:table-cell>
          <table:table-cell table:formula="of:=[.D13]/[.D11]" office:value-type="float" office:value="5.55100943808988" calcext:value-type="float">
            <text:p>5.551009438089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formula="of:=([.C14]/[.C15])*[.C16]*[.C17]" office:value-type="float" office:value="6.68599512978251E+022" calcext:value-type="float">
            <text:p>6.68599512978251E+022</text:p>
          </table:table-cell>
          <table:table-cell table:formula="of:=([.D14]/[.D15])*[.D16]*[.D17]" office:value-type="float" office:value="3.34289559774986E+022" calcext:value-type="float">
            <text:p>3.34289559774986E+022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style-name="ce1" office:value-type="float" office:value="1.00784" calcext:value-type="float">
            <text:p>1.00784</text:p>
          </table:table-cell>
          <table:table-cell table:style-name="ce1" office:value-type="float" office:value="12.0107" calcext:value-type="float">
            <text:p>12.0107</text:p>
          </table:table-cell>
          <table:table-cell table:style-name="ce1" office:value-type="float" office:value="15.999" calcext:value-type="float">
            <text:p>15.999</text:p>
          </table:table-cell>
          <table:table-cell table:style-name="ce1" office:value-type="float" office:value="22.989769" calcext:value-type="float">
            <text:p>22.989769</text:p>
          </table:table-cell>
          <table:table-cell table:style-name="ce1" office:value-type="float" office:value="24.305" calcext:value-type="float">
            <text:p>24.305</text:p>
          </table:table-cell>
          <table:table-cell table:style-name="ce1" office:value-type="float" office:value="26.981539" calcext:value-type="float">
            <text:p>26.981539</text:p>
          </table:table-cell>
          <table:table-cell table:style-name="ce1" office:value-type="float" office:value="28.0855" calcext:value-type="float">
            <text:p>28.0855</text:p>
          </table:table-cell>
          <table:table-cell table:style-name="ce1" office:value-type="float" office:value="39.0983" calcext:value-type="float">
            <text:p>39.0983</text:p>
          </table:table-cell>
          <table:table-cell table:style-name="ce1" office:value-type="float" office:value="40.078" calcext:value-type="float">
            <text:p>40.078</text:p>
          </table:table-cell>
          <table:table-cell table:style-name="ce1" office:value-type="float" office:value="55.845" calcext:value-type="float">
            <text:p>55.8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ght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529" calcext:value-type="float">
            <text:p>0.52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3872" calcext:value-type="float">
            <text:p>0.033872</text:p>
          </table:table-cell>
          <table:table-cell office:value-type="float" office:value="0.337021" calcext:value-type="float">
            <text:p>0.337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4" calcext:value-type="float">
            <text:p>0.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ar mass*weight</text:p>
          </table:table-cell>
          <table:table-cell/>
          <table:table-cell table:formula="of:=[.C28]*[.C25]" office:value-type="float" office:value="1" calcext:value-type="float">
            <text:p>1</text:p>
          </table:table-cell>
          <table:table-cell table:formula="of:=[.D28]*[.D25]" office:value-type="float" office:value="0.1" calcext:value-type="float">
            <text:p>0.1</text:p>
          </table:table-cell>
          <table:table-cell table:formula="of:=[.E28]*[.E25]" office:value-type="float" office:value="52.9" calcext:value-type="float">
            <text:p>52.9</text:p>
          </table:table-cell>
          <table:table-cell table:formula="of:=[.F28]*[.F25]" office:value-type="float" office:value="1.6" calcext:value-type="float">
            <text:p>1.6</text:p>
          </table:table-cell>
          <table:table-cell table:formula="of:=[.G28]*[.G25]" office:value-type="float" office:value="0.2" calcext:value-type="float">
            <text:p>0.2</text:p>
          </table:table-cell>
          <table:table-cell table:formula="of:=[.H28]*[.H25]" office:value-type="float" office:value="3.3872" calcext:value-type="float">
            <text:p>3.3872</text:p>
          </table:table-cell>
          <table:table-cell table:formula="of:=[.I28]*[.I25]" office:value-type="float" office:value="33.7021" calcext:value-type="float">
            <text:p>33.7021</text:p>
          </table:table-cell>
          <table:table-cell table:formula="of:=[.J28]*[.J25]" office:value-type="float" office:value="1.3" calcext:value-type="float">
            <text:p>1.3</text:p>
          </table:table-cell>
          <table:table-cell table:formula="of:=[.K28]*[.K25]" office:value-type="float" office:value="4.4" calcext:value-type="float">
            <text:p>4.4</text:p>
          </table:table-cell>
          <table:table-cell table:formula="of:=[.L28]*[.L25]" office:value-type="float" office:value="1.4" calcext:value-type="float">
            <text:p>1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_a</text:p>
          </table:table-cell>
          <table:table-cell/>
          <table:table-cell table:style-name="ce2" table:formula="of:=6.02214E+023" office:value-type="float" office:value="6.02214E+023" calcext:value-type="float">
            <text:p>6.02E+23</text:p>
          </table:table-cell>
          <table:table-cell table:style-name="ce2" table:formula="of:=6.02214E+023" office:value-type="float" office:value="6.02214E+023" calcext:value-type="float">
            <text:p>6.02E+23</text:p>
          </table:table-cell>
          <table:table-cell table:style-name="ce2" table:formula="of:=6.02214E+023" office:value-type="float" office:value="6.02214E+023" calcext:value-type="float">
            <text:p>6.02E+23</text:p>
          </table:table-cell>
          <table:table-cell table:style-name="ce2" table:formula="of:=6.02214E+023" office:value-type="float" office:value="6.02214E+023" calcext:value-type="float">
            <text:p>6.02E+23</text:p>
          </table:table-cell>
          <table:table-cell table:style-name="ce2" table:formula="of:=6.02214E+023" office:value-type="float" office:value="6.02214E+023" calcext:value-type="float">
            <text:p>6.02E+23</text:p>
          </table:table-cell>
          <table:table-cell table:style-name="ce2" table:formula="of:=6.02214E+023" office:value-type="float" office:value="6.02214E+023" calcext:value-type="float">
            <text:p>6.02E+23</text:p>
          </table:table-cell>
          <table:table-cell table:style-name="ce2" table:formula="of:=6.02214E+023" office:value-type="float" office:value="6.02214E+023" calcext:value-type="float">
            <text:p>6.02E+23</text:p>
          </table:table-cell>
          <table:table-cell table:style-name="ce2" table:formula="of:=6.02214E+023" office:value-type="float" office:value="6.02214E+023" calcext:value-type="float">
            <text:p>6.02E+23</text:p>
          </table:table-cell>
          <table:table-cell table:style-name="ce2" table:formula="of:=6.02214E+023" office:value-type="float" office:value="6.02214E+023" calcext:value-type="float">
            <text:p>6.02E+23</text:p>
          </table:table-cell>
          <table:table-cell table:style-name="ce2" table:formula="of:=6.02214E+023" office:value-type="float" office:value="6.02214E+023" calcext:value-type="float">
            <text:p>6.02E+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_m</text:p>
          </table:table-cell>
          <table:table-cell/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sity</text:p>
          </table:table-cell>
          <table:table-cell/>
          <table:table-cell table:formula="of:=2.3" office:value-type="float" office:value="2.3" calcext:value-type="float">
            <text:p>2.3</text:p>
          </table:table-cell>
          <table:table-cell table:formula="of:=2.3" office:value-type="float" office:value="2.3" calcext:value-type="float">
            <text:p>2.3</text:p>
          </table:table-cell>
          <table:table-cell table:formula="of:=2.3" office:value-type="float" office:value="2.3" calcext:value-type="float">
            <text:p>2.3</text:p>
          </table:table-cell>
          <table:table-cell table:formula="of:=2.3" office:value-type="float" office:value="2.3" calcext:value-type="float">
            <text:p>2.3</text:p>
          </table:table-cell>
          <table:table-cell table:formula="of:=2.3" office:value-type="float" office:value="2.3" calcext:value-type="float">
            <text:p>2.3</text:p>
          </table:table-cell>
          <table:table-cell table:formula="of:=2.3" office:value-type="float" office:value="2.3" calcext:value-type="float">
            <text:p>2.3</text:p>
          </table:table-cell>
          <table:table-cell table:formula="of:=2.3" office:value-type="float" office:value="2.3" calcext:value-type="float">
            <text:p>2.3</text:p>
          </table:table-cell>
          <table:table-cell table:formula="of:=2.3" office:value-type="float" office:value="2.3" calcext:value-type="float">
            <text:p>2.3</text:p>
          </table:table-cell>
          <table:table-cell table:formula="of:=2.3" office:value-type="float" office:value="2.3" calcext:value-type="float">
            <text:p>2.3</text:p>
          </table:table-cell>
          <table:table-cell table:formula="of:=2.3" office:value-type="float" office:value="2.3" calcext:value-type="float">
            <text:p>2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oms/tissuemolecule</text:p>
          </table:table-cell>
          <table:table-cell/>
          <table:table-cell table:formula="of:=[.C26]/[.C24]" office:value-type="float" office:value="0.992220987458327" calcext:value-type="float">
            <text:p>0.992220987458327</text:p>
          </table:table-cell>
          <table:table-cell table:formula="of:=[.D26]/[.D24]" office:value-type="float" office:value="0.00832590939745394" calcext:value-type="float">
            <text:p>0.008325909397454</text:p>
          </table:table-cell>
          <table:table-cell table:formula="of:=[.E26]/[.E24]" office:value-type="float" office:value="3.30645665354085" calcext:value-type="float">
            <text:p>3.30645665354085</text:p>
          </table:table-cell>
          <table:table-cell table:formula="of:=[.F26]/[.F24]" office:value-type="float" office:value="0.0695961755857573" calcext:value-type="float">
            <text:p>0.069596175585757</text:p>
          </table:table-cell>
          <table:table-cell table:formula="of:=[.G26]/[.G24]" office:value-type="float" office:value="0.00822875951450319" calcext:value-type="float">
            <text:p>0.008228759514503</text:p>
          </table:table-cell>
          <table:table-cell table:formula="of:=[.H26]/[.H24]" office:value-type="float" office:value="0.125537687083009" calcext:value-type="float">
            <text:p>0.125537687083009</text:p>
          </table:table-cell>
          <table:table-cell table:formula="of:=[.I26]/[.I24]" office:value-type="float" office:value="1.19998219721921" calcext:value-type="float">
            <text:p>1.19998219721921</text:p>
          </table:table-cell>
          <table:table-cell table:formula="of:=[.J26]/[.J24]" office:value-type="float" office:value="0.0332495274730615" calcext:value-type="float">
            <text:p>0.033249527473062</text:p>
          </table:table-cell>
          <table:table-cell table:formula="of:=[.K26]/[.K24]" office:value-type="float" office:value="0.109785917460951" calcext:value-type="float">
            <text:p>0.109785917460951</text:p>
          </table:table-cell>
          <table:table-cell table:formula="of:=[.L26]/[.L24]" office:value-type="float" office:value="0.025069388485988" calcext:value-type="float">
            <text:p>0.025069388485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formula="of:=([.C27]/[.C28])*[.C29]*[.C30]" office:value-type="float" office:value="1.37431755040483E+022" calcext:value-type="float">
            <text:p>1.37431755040483E+022</text:p>
          </table:table-cell>
          <table:table-cell table:formula="of:=([.D27]/[.D28])*[.D29]*[.D30]" office:value-type="float" office:value="1.15321521643201E+020" calcext:value-type="float">
            <text:p>1.15321521643201E+020</text:p>
          </table:table-cell>
          <table:table-cell table:formula="of:=([.E27]/[.E28])*[.E29]*[.E30]" office:value-type="float" office:value="4.57974732045753E+022" calcext:value-type="float">
            <text:p>4.57974732045753E+022</text:p>
          </table:table-cell>
          <table:table-cell table:formula="of:=([.F27]/[.F28])*[.F29]*[.F30]" office:value-type="float" office:value="9.63971199536629E+020" calcext:value-type="float">
            <text:p>9.63971199536629E+020</text:p>
          </table:table-cell>
          <table:table-cell table:formula="of:=([.G27]/[.G28])*[.G29]*[.G30]" office:value-type="float" office:value="1.13975906192142E+020" calcext:value-type="float">
            <text:p>1.13975906192142E+020</text:p>
          </table:table-cell>
          <table:table-cell table:formula="of:=([.H27]/[.H28])*[.H29]*[.H30]" office:value-type="float" office:value="1.73881271184716E+021" calcext:value-type="float">
            <text:p>1.73881271184716E+021</text:p>
          </table:table-cell>
          <table:table-cell table:formula="of:=([.I27]/[.I28])*[.I29]*[.I30]" office:value-type="float" office:value="1.66208598150718E+022" calcext:value-type="float">
            <text:p>1.66208598150718E+022</text:p>
          </table:table-cell>
          <table:table-cell table:formula="of:=([.J27]/[.J28])*[.J29]*[.J30]" office:value-type="float" office:value="4.60536611566232E+020" calcext:value-type="float">
            <text:p>4.60536611566232E+020</text:p>
          </table:table-cell>
          <table:table-cell table:formula="of:=([.K27]/[.K28])*[.K29]*[.K30]" office:value-type="float" office:value="1.52063617945007E+021" calcext:value-type="float">
            <text:p>1.52063617945007E+021</text:p>
          </table:table-cell>
          <table:table-cell table:formula="of:=([.L27]/[.L28])*[.L29]*[.L30]" office:value-type="float" office:value="3.47234144507118E+020" calcext:value-type="float">
            <text:p>3.47234144507118E+02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3"/>
          <table:table-cell table:style-name="ce6"/>
          <table:table-cell table:style-name="ce7" table:number-columns-repeated="3"/>
          <table:table-cell table:style-name="ce3" table:number-columns-repeated="2"/>
          <table:table-cell table:style-name="ce7" table:number-columns-repeated="3"/>
        </table:table-row>
        <table:table-row table:style-name="ro1">
          <table:table-cell/>
          <table:table-cell table:formula="of:=[.B61]-4*[.G46]-[.L46]-[.I32]-[.N32]-[.G56]-[.B46]" office:value-type="float" office:value="0" calcext:value-type="float">
            <text:p>0</text:p>
          </table:table-cell>
          <table:table-cell table:formula="of:=[.C61]-4*[.H46]-[.M46]-[.J32]-[.O32]-[.H56]-[.C46]" office:value-type="float" office:value="0" calcext:value-type="float">
            <text:p>0</text:p>
          </table:table-cell>
          <table:table-cell table:formula="of:=[.D61]-4*[.I46]-[.N46]-[.K32]-[.P32]-[.I56]-[.D46]" office:value-type="float" office:value="0" calcext:value-type="float">
            <text:p>0</text:p>
          </table:table-cell>
          <table:table-cell table:formula="of:=[.E61]-4*[.J46]-[.O46]-[.L32]-[.Q32]-[.J56]-[.E46]" office:value-type="float" office:value="0" calcext:value-type="float">
            <text:p>0</text:p>
          </table:table-cell>
          <table:table-cell table:formula="of:=[.F61]-4*[.K46]-[.P46]-[.M32]-[.R32]-[.K56]-[.F46]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style-name="ce6" table:number-columns-repeated="2"/>
          <table:table-cell/>
          <table:table-cell table:style-name="ce7"/>
          <table:table-cell table:style-name="ce3"/>
          <table:table-cell table:style-name="ce6" table:number-columns-repeated="2"/>
          <table:table-cell/>
          <table:table-cell table:style-name="ce7"/>
        </table:table-row>
        <table:table-row table:style-name="ro1">
          <table:table-cell/>
          <table:table-cell table:formula="of:=[.B62]-4*[.G47]-[.L47]-[.I33]-[.N33]-[.G57]-[.B47]" office:value-type="float" office:value="0" calcext:value-type="float">
            <text:p>0</text:p>
          </table:table-cell>
          <table:table-cell table:formula="of:=[.C62]-4*[.H47]-[.M47]-[.J33]-[.O33]-[.H57]-[.C47]" office:value-type="float" office:value="0" calcext:value-type="float">
            <text:p>0</text:p>
          </table:table-cell>
          <table:table-cell table:formula="of:=[.D62]-4*[.I47]-[.N47]-[.K33]-[.P33]-[.I57]-[.D47]" office:value-type="float" office:value="0" calcext:value-type="float">
            <text:p>0</text:p>
          </table:table-cell>
          <table:table-cell table:formula="of:=[.E62]-4*[.J47]-[.O47]-[.L33]-[.Q33]-[.J57]-[.E47]" office:value-type="float" office:value="0" calcext:value-type="float">
            <text:p>0</text:p>
          </table:table-cell>
          <table:table-cell table:formula="of:=[.F62]-4*[.K47]-[.P47]-[.M33]-[.R33]-[.K57]-[.F47]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style-name="ce6" table:number-columns-repeated="2"/>
          <table:table-cell/>
          <table:table-cell table:style-name="ce7"/>
          <table:table-cell table:style-name="ce3"/>
          <table:table-cell table:style-name="ce6" table:number-columns-repeated="2"/>
          <table:table-cell/>
          <table:table-cell table:style-name="ce7"/>
        </table:table-row>
        <table:table-row table:style-name="ro1">
          <table:table-cell/>
          <table:table-cell table:formula="of:=[.B63]-4*[.G48]-[.L48]-[.I34]-[.N34]-[.G58]-[.B48]" office:value-type="float" office:value="0" calcext:value-type="float">
            <text:p>0</text:p>
          </table:table-cell>
          <table:table-cell table:formula="of:=[.C63]-4*[.H48]-[.M48]-[.J34]-[.O34]-[.H58]-[.C48]" office:value-type="float" office:value="0" calcext:value-type="float">
            <text:p>0</text:p>
          </table:table-cell>
          <table:table-cell table:formula="of:=[.D63]-4*[.I48]-[.N48]-[.K34]-[.P34]-[.I58]-[.D48]" office:value-type="float" office:value="0" calcext:value-type="float">
            <text:p>0</text:p>
          </table:table-cell>
          <table:table-cell table:formula="of:=[.E63]-4*[.J48]-[.O48]-[.L34]-[.Q34]-[.J58]-[.E48]" office:value-type="float" office:value="0" calcext:value-type="float">
            <text:p>0</text:p>
          </table:table-cell>
          <table:table-cell table:formula="of:=[.F63]-4*[.K48]-[.P48]-[.M34]-[.R34]-[.K58]-[.F48]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style-name="ce6"/>
          <table:table-cell table:number-columns-repeated="2"/>
          <table:table-cell table:style-name="ce7"/>
          <table:table-cell table:style-name="ce3"/>
          <table:table-cell table:style-name="ce6" table:number-columns-repeated="2"/>
          <table:table-cell table:style-name="ce7" table:number-columns-repeated="2"/>
        </table:table-row>
        <table:table-row table:style-name="ro1">
          <table:table-cell/>
          <table:table-cell table:formula="of:=[.B64]-4*[.G49]-[.L49]-[.I35]-[.N35]-[.G59]-[.B49]" office:value-type="float" office:value="0" calcext:value-type="float">
            <text:p>0</text:p>
          </table:table-cell>
          <table:table-cell table:formula="of:=[.C64]-4*[.H49]-[.M49]-[.J35]-[.O35]-[.H59]-[.C49]" office:value-type="float" office:value="0" calcext:value-type="float">
            <text:p>0</text:p>
          </table:table-cell>
          <table:table-cell table:formula="of:=[.D64]-4*[.I49]-[.N49]-[.K35]-[.P35]-[.I59]-[.D49]" office:value-type="float" office:value="0" calcext:value-type="float">
            <text:p>0</text:p>
          </table:table-cell>
          <table:table-cell table:formula="of:=[.E64]-4*[.J49]-[.O49]-[.L35]-[.Q35]-[.J59]-[.E49]" office:value-type="float" office:value="0" calcext:value-type="float">
            <text:p>0</text:p>
          </table:table-cell>
          <table:table-cell table:formula="of:=[.F64]-4*[.K49]-[.P49]-[.M35]-[.R35]-[.K59]-[.F49]" office:value-type="float" office:value="0" calcext:value-type="float">
            <text:p>0</text:p>
          </table:table-cell>
          <table:table-cell table:number-columns-repeated="2"/>
          <table:table-cell table:style-name="ce3" table:number-columns-repeated="2"/>
          <table:table-cell table:style-name="ce7" table:number-columns-repeated="3"/>
          <table:table-cell table:style-name="ce3" table:number-columns-repeated="2"/>
          <table:table-cell table:style-name="ce7" table:number-columns-repeated="3"/>
        </table:table-row>
        <table:table-row table:style-name="ro1">
          <table:table-cell/>
          <table:table-cell table:formula="of:=[.B65]-4*[.G50]-[.L50]-[.I36]-[.N36]-[.G60]-[.B50]" office:value-type="float" office:value="0" calcext:value-type="float">
            <text:p>0</text:p>
          </table:table-cell>
          <table:table-cell table:formula="of:=[.C65]-4*[.H50]-[.M50]-[.J36]-[.O36]-[.H60]-[.C50]" office:value-type="float" office:value="0" calcext:value-type="float">
            <text:p>0</text:p>
          </table:table-cell>
          <table:table-cell table:formula="of:=[.D65]-4*[.I50]-[.N50]-[.K36]-[.P36]-[.I60]-[.D50]" office:value-type="float" office:value="0" calcext:value-type="float">
            <text:p>0</text:p>
          </table:table-cell>
          <table:table-cell table:formula="of:=[.E65]-4*[.J50]-[.O50]-[.L36]-[.Q36]-[.J60]-[.E50]" office:value-type="float" office:value="0" calcext:value-type="float">
            <text:p>0</text:p>
          </table:table-cell>
          <table:table-cell table:formula="of:=[.F65]-4*[.K50]-[.P50]-[.M36]-[.R36]-[.K60]-[.F50]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7" table:number-columns-repeated="3"/>
          <table:table-cell table:number-columns-repeated="12"/>
        </table:table-row>
        <table:table-row table:style-name="ro1">
          <table:table-cell/>
          <table:table-cell table:style-name="ce3" table:number-columns-repeated="2"/>
          <table:table-cell table:style-name="ce7" table:number-columns-repeated="3"/>
          <table:table-cell table:number-columns-repeated="5"/>
          <table:table-cell table:style-name="ce3"/>
          <table:table-cell table:style-name="ce6" table:number-columns-repeated="4"/>
          <table:table-cell table:number-columns-repeated="2"/>
        </table:table-row>
        <table:table-row table:style-name="ro1">
          <table:table-cell/>
          <table:table-cell table:style-name="ce3"/>
          <table:table-cell table:style-name="ce6"/>
          <table:table-cell table:style-name="ce7" table:number-columns-repeated="3"/>
          <table:table-cell table:number-columns-repeated="5"/>
          <table:table-cell table:style-name="ce3"/>
          <table:table-cell table:style-name="ce6" table:number-columns-repeated="3"/>
          <table:table-cell table:style-name="ce7"/>
          <table:table-cell table:number-columns-repeated="2"/>
        </table:table-row>
        <table:table-row table:style-name="ro1">
          <table:table-cell/>
          <table:table-cell table:style-name="ce3"/>
          <table:table-cell table:style-name="ce6" table:number-columns-repeated="2"/>
          <table:table-cell table:style-name="ce7" table:number-columns-repeated="2"/>
          <table:table-cell table:number-columns-repeated="5"/>
          <table:table-cell table:style-name="ce3"/>
          <table:table-cell table:style-name="ce6" table:number-columns-repeated="3"/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7" table:number-columns-repeated="3"/>
          <table:table-cell table:number-columns-repeated="5"/>
          <table:table-cell table:style-name="ce3"/>
          <table:table-cell table:style-name="ce6" table:number-columns-repeated="3"/>
          <table:table-cell table:style-name="ce7"/>
          <table:table-cell table:number-columns-repeated="2"/>
        </table:table-row>
        <table:table-row table:style-name="ro1">
          <table:table-cell table:number-columns-repeated="6"/>
          <table:table-cell table:number-columns-repeated="5" office:value-type="float" office:value="0" calcext:value-type="float">
            <text:p>0</text:p>
          </table:table-cell>
          <table:table-cell table:style-name="ce3"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3" table:number-columns-repeated="2"/>
          <table:table-cell table:style-name="ce7" table:number-columns-repeated="3"/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6"/>
          <table:table-cell table:style-name="ce7" table:number-columns-repeated="3"/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6"/>
          <table:table-cell table:style-name="ce7" table:number-columns-repeated="3"/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6" table:number-columns-repeated="2"/>
          <table:table-cell table:style-name="ce7" table:number-columns-repeated="2"/>
          <table:table-cell table:number-columns-repeated="7"/>
        </table:table-row>
        <table:table-row table:style-name="ro1">
          <table:table-cell/>
          <table:table-cell table:number-columns-repeated="5" office:value-type="float" office:value="4" calcext:value-type="float">
            <text:p>4</text:p>
          </table:table-cell>
          <table:table-cell table:style-name="ce3" table:number-columns-repeated="2"/>
          <table:table-cell table:style-name="ce7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16:33:53.352710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3:21:34.141213266</meta:creation-date>
    <dc:date>2021-10-16T16:34:30.632939362</dc:date>
    <meta:editing-duration>PT30M24S</meta:editing-duration>
    <meta:editing-cycles>6</meta:editing-cycles>
    <meta:generator>LibreOffice/6.4.7.2$Linux_X86_64 LibreOffice_project/40$Build-2</meta:generator>
    <meta:document-statistic meta:table-count="1" meta:cell-count="326" meta:object-count="0"/>
  </office:meta>
</office:document-meta>
</file>